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83126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QU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6016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TRERAS SULCA, KATHERIN LISS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3126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83126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865634</text:p>
          </table:table-cell>
          <table:table-cell table:style-name="Tabla2.D3" office:value-type="string">
            <text:p text:style-name="P23">8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pendiente de S/5.00 ya que deposito por 1 caja de cobb al precio anterior que era S/240.00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17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